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196cm"/>
    </style:style>
    <style:style style:name="Table1.31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300160" officeooo:paragraph-rsid="04300160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054bb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d5b2b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d77e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3dab68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353c35" officeooo:paragraph-rsid="03c1ee6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2e364" officeooo:paragraph-rsid="0430016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2e364" officeooo:paragraph-rsid="0444ae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bf3e26" officeooo:paragraph-rsid="00bf3e26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5266e" officeooo:paragraph-rsid="04300160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c3c5ca" officeooo:paragraph-rsid="04300160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08ad8e" officeooo:paragraph-rsid="04300160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44aed5" officeooo:paragraph-rsid="0444aed5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7b12b" officeooo:paragraph-rsid="03b7b12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f9386" officeooo:paragraph-rsid="03bf938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0fdcd" officeooo:paragraph-rsid="03c0fdc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5cccd5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2pt" fo:font-weight="bold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1571cd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fb4a5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3b2b11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3412b1c" style:font-weight-asian="bold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ccd5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fo:font-weight="normal" officeooo:rsid="03f9747b" officeooo:paragraph-rsid="03f9fa5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de7fa2" officeooo:paragraph-rsid="03de7fa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3e238d5" officeooo:paragraph-rsid="03e238d5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4161a3e" officeooo:paragraph-rsid="04161a3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normal" officeooo:rsid="0434401a" officeooo:paragraph-rsid="0434401a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d919be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1641b7" officeooo:paragraph-rsid="02efc1ec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89977d" officeooo:paragraph-rsid="038b48f0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d919be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307bb9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5c3068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8df95f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464820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464820" officeooo:paragraph-rsid="04464820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2ec5a00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c50c01" officeooo:paragraph-rsid="00c50c01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2d59520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officeooo:paragraph-rsid="02ec5a00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38dea40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3b12948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1739435" officeooo:paragraph-rsid="042b42a1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516d9f" officeooo:paragraph-rsid="035cccd5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3b2b117" officeooo:paragraph-rsid="03b2b117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paragraph-rsid="03412b1c" style:font-weight-asian="bold" style:font-weight-complex="bold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3412b1c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b7b12b" officeooo:paragraph-rsid="03b7b12b" style:font-size-asian="12pt" style:font-size-complex="12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c90fe7" officeooo:paragraph-rsid="03c90fe7" style:font-size-asian="12pt" style:font-size-complex="12pt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c90fe7" officeooo:paragraph-rsid="04112317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officeooo:rsid="03c90fe7" officeooo:paragraph-rsid="040fddc5"/>
    </style:style>
    <style:style style:name="P6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Mono" fo:font-size="10pt" fo:font-weight="bold" officeooo:rsid="03c0fdcd" officeooo:paragraph-rsid="03c0fdc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4464820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4464820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4464820" style:font-size-asian="12pt" style:font-weight-asian="bold" style:font-size-complex="12pt" style:font-weight-complex="bold"/>
    </style:style>
    <style:style style:name="P73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74" style:family="paragraph" style:parent-style-name="Text_20_body">
      <style:text-properties style:font-name="Liberation Serif" fo:font-size="12pt" fo:language="en" fo:country="US" officeooo:paragraph-rsid="02d59520" style:font-size-asian="12pt" style:font-size-complex="12pt"/>
    </style:style>
    <style:style style:name="P75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76" style:family="paragraph" style:parent-style-name="Text_20_body">
      <style:text-properties style:font-name="Liberation Serif" fo:font-size="12pt" style:font-size-asian="12pt" style:font-size-complex="12pt"/>
    </style:style>
    <style:style style:name="P77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weight="normal" officeooo:paragraph-rsid="031e185f" style:font-weight-asian="normal" style:font-weight-complex="normal"/>
    </style:style>
    <style:style style:name="P79" style:family="paragraph" style:parent-style-name="Text_20_body">
      <style:text-properties fo:font-weight="normal" officeooo:rsid="03b71b56" officeooo:paragraph-rsid="03b71b56" style:font-weight-asian="normal" style:font-weight-complex="normal"/>
    </style:style>
    <style:style style:name="P80" style:family="paragraph" style:parent-style-name="Heading_20_2">
      <style:text-properties style:font-name="Liberation Serif" fo:font-size="12pt" style:font-size-asian="12pt" style:font-size-complex="12pt"/>
    </style:style>
    <style:style style:name="P81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82" style:family="paragraph" style:parent-style-name="Preformatted_20_Text">
      <style:paragraph-properties fo:margin-top="0cm" fo:margin-bottom="0cm" loext:contextual-spacing="false"/>
      <style:text-properties officeooo:paragraph-rsid="03a483c8"/>
    </style:style>
    <style:style style:name="P83" style:family="paragraph" style:parent-style-name="Preformatted_20_Text">
      <style:paragraph-properties fo:margin-top="0cm" fo:margin-bottom="0cm" loext:contextual-spacing="false"/>
      <style:text-properties officeooo:paragraph-rsid="03a6deb3"/>
    </style:style>
    <style:style style:name="P84" style:family="paragraph" style:parent-style-name="Preformatted_20_Text">
      <style:paragraph-properties fo:margin-top="0cm" fo:margin-bottom="0cm" loext:contextual-spacing="false"/>
      <style:text-properties style:font-name="Liberation Serif" fo:font-size="12pt" officeooo:rsid="03a483c8" officeooo:paragraph-rsid="03a6deb3" style:font-size-asian="12pt" style:font-size-complex="12pt"/>
    </style:style>
    <style:style style:name="P85" style:family="paragraph" style:parent-style-name="Preformatted_20_Text">
      <style:paragraph-properties fo:margin-top="0cm" fo:margin-bottom="0cm" loext:contextual-spacing="false"/>
      <style:text-properties fo:font-weight="bold" officeooo:paragraph-rsid="040fddc5" style:font-weight-asian="bold" style:font-weight-complex="bold"/>
    </style:style>
    <style:style style:name="P86" style:family="paragraph" style:parent-style-name="Preformatted_20_Text">
      <style:paragraph-properties fo:margin-top="0cm" fo:margin-bottom="0cm" loext:contextual-spacing="false"/>
      <style:text-properties fo:font-weight="bold" officeooo:rsid="040fddc5" officeooo:paragraph-rsid="040fddc5" style:font-weight-asian="bold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style:font-name="Liberation Mono" fo:font-size="10pt" fo:font-weight="bold" officeooo:paragraph-rsid="03b533df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style:font-name="Liberation Mono" fo:font-size="10pt" fo:font-weight="bold" officeooo:paragraph-rsid="03b71b56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style:font-name="Liberation Mono" fo:font-size="10pt" fo:font-weight="bold" officeooo:rsid="03b71b56" officeooo:paragraph-rsid="03b71b56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.499cm" loext:contextual-spacing="false"/>
      <style:text-properties officeooo:paragraph-rsid="010f1a39"/>
    </style:style>
    <style:style style:name="P91" style:family="paragraph" style:parent-style-name="Preformatted_20_Text">
      <style:paragraph-properties fo:margin-top="0cm" fo:margin-bottom="0.499cm" loext:contextual-spacing="false"/>
    </style:style>
    <style:style style:name="P92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93" style:family="paragraph" style:parent-style-name="Preformatted_20_Text">
      <style:paragraph-properties fo:margin-top="0cm" fo:margin-bottom="0.499cm" loext:contextual-spacing="false"/>
      <style:text-properties fo:font-weight="bold" officeooo:paragraph-rsid="0387adb3" style:font-weight-asian="bold" style:font-weight-complex="bold"/>
    </style:style>
    <style:style style:name="P94" style:family="paragraph" style:parent-style-name="Preformatted_20_Text">
      <style:paragraph-properties fo:margin-top="0cm" fo:margin-bottom="0.499cm" loext:contextual-spacing="false"/>
      <style:text-properties fo:font-weight="bold" officeooo:paragraph-rsid="03b2b117" style:font-weight-asian="bold" style:font-weight-complex="bold"/>
    </style:style>
    <style:style style:name="P95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96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officeooo:paragraph-rsid="03c0fdcd" style:font-size-asian="10pt" style:font-weight-asian="bold" style:font-size-complex="10pt" style:font-weight-complex="bold"/>
    </style:style>
    <style:style style:name="P97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98" style:family="paragraph" style:parent-style-name="Preformatted_20_Text">
      <style:text-properties fo:font-weight="bold" style:font-weight-asian="bold" style:font-weight-complex="bold"/>
    </style:style>
    <style:style style:name="P99" style:family="paragraph" style:parent-style-name="Preformatted_20_Text">
      <style:text-properties fo:font-weight="bold" officeooo:paragraph-rsid="0387adb3" style:font-weight-asian="bold" style:font-weight-complex="bold"/>
    </style:style>
    <style:style style:name="P100" style:family="paragraph" style:parent-style-name="Preformatted_20_Text">
      <style:text-properties fo:font-weight="bold" officeooo:paragraph-rsid="03b2b117" style:font-weight-asian="bold" style:font-weight-complex="bold"/>
    </style:style>
    <style:style style:name="P101" style:family="paragraph" style:parent-style-name="Text_20_body" style:list-style-name="L2"/>
    <style:style style:name="P102" style:family="paragraph" style:parent-style-name="Text_20_body" style:list-style-name="L8">
      <style:paragraph-properties fo:line-height="100%"/>
    </style:style>
    <style:style style:name="P103" style:family="paragraph" style:parent-style-name="Text_20_body" style:list-style-name="L9"/>
    <style:style style:name="P104" style:family="paragraph" style:parent-style-name="Text_20_body" style:list-style-name="L10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5" style:family="paragraph" style:parent-style-name="Text_20_body" style:list-style-name="L11"/>
    <style:style style:name="P106" style:family="paragraph" style:parent-style-name="Text_20_body" style:list-style-name="L12">
      <style:text-properties officeooo:paragraph-rsid="03a0d436"/>
    </style:style>
    <style:style style:name="P107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8" style:family="paragraph" style:parent-style-name="Text_20_body" style:list-style-name="L2">
      <style:paragraph-properties fo:margin-top="0cm" fo:margin-bottom="0cm" loext:contextual-spacing="false"/>
    </style:style>
    <style:style style:name="P109" style:family="paragraph" style:parent-style-name="Text_20_body" style:list-style-name="L7">
      <style:paragraph-properties fo:margin-top="0cm" fo:margin-bottom="0cm" loext:contextual-spacing="false"/>
    </style:style>
    <style:style style:name="P110" style:family="paragraph" style:parent-style-name="Text_20_body" style:list-style-name="L9">
      <style:paragraph-properties fo:margin-top="0cm" fo:margin-bottom="0cm" loext:contextual-spacing="false"/>
    </style:style>
    <style:style style:name="P111" style:family="paragraph" style:parent-style-name="Text_20_body" style:list-style-name="L11">
      <style:paragraph-properties fo:margin-top="0cm" fo:margin-bottom="0cm" loext:contextual-spacing="false"/>
    </style:style>
    <style:style style:name="P112" style:family="paragraph" style:parent-style-name="Text_20_body" style:list-style-name="L12">
      <style:paragraph-properties fo:margin-top="0cm" fo:margin-bottom="0cm" loext:contextual-spacing="false"/>
    </style:style>
    <style:style style:name="P113" style:family="paragraph" style:parent-style-name="Text_20_body" style:list-style-name="L13">
      <style:paragraph-properties fo:margin-top="0cm" fo:margin-bottom="0cm" loext:contextual-spacing="false"/>
    </style:style>
    <style:style style:name="P114" style:family="paragraph" style:parent-style-name="Standard" style:list-style-name="L4">
      <style:paragraph-properties fo:margin-top="0cm" fo:margin-bottom="0cm" loext:contextual-spacing="true"/>
      <style:text-properties style:font-name="Liberation Serif" fo:font-size="12pt" officeooo:paragraph-rsid="04464820" style:font-size-asian="12pt" style:font-size-complex="12pt"/>
    </style:style>
    <style:style style:name="P115" style:family="paragraph" style:parent-style-name="Standard" style:list-style-name="L5">
      <style:paragraph-properties fo:margin-top="0cm" fo:margin-bottom="0cm" loext:contextual-spacing="false" fo:line-height="100%"/>
      <style:text-properties officeooo:paragraph-rsid="0444aed5"/>
    </style:style>
    <style:style style:name="P116" style:family="paragraph" style:parent-style-name="Standard" style:list-style-name="L6">
      <style:paragraph-properties fo:margin-top="0cm" fo:margin-bottom="0cm" loext:contextual-spacing="false" fo:line-height="100%"/>
      <style:text-properties officeooo:paragraph-rsid="0444aed5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feb61f" officeooo:paragraph-rsid="0453ab40" fo:background-color="#ffffff" style:font-size-asian="12pt" style:font-size-complex="12pt"/>
    </style:style>
    <style:style style:name="P118" style:family="paragraph" style:parent-style-name="Table_20_Contents" style:list-style-name="L3">
      <style:paragraph-properties fo:margin-top="0cm" fo:margin-bottom="0cm" loext:contextual-spacing="false" fo:line-height="100%"/>
    </style:style>
    <style:style style:name="P119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3722aad" style:font-weight-asian="bold" style:font-weight-complex="bold"/>
    </style:style>
    <style:style style:name="T5" style:family="text">
      <style:text-properties fo:font-weight="bold" officeooo:rsid="037d2c85" style:font-weight-asian="bold" style:font-weight-complex="bold"/>
    </style:style>
    <style:style style:name="T6" style:family="text">
      <style:text-properties fo:font-weight="bold" officeooo:rsid="00369093" style:font-weight-asian="bold" style:font-weight-complex="bold"/>
    </style:style>
    <style:style style:name="T7" style:family="text">
      <style:text-properties fo:font-weight="bold" officeooo:rsid="03883894" style:font-weight-asian="bold" style:font-weight-complex="bold"/>
    </style:style>
    <style:style style:name="T8" style:family="text">
      <style:text-properties fo:font-weight="bold" officeooo:rsid="0405547c" style:font-weight-asian="bold" style:font-weight-complex="bold"/>
    </style:style>
    <style:style style:name="T9" style:family="text">
      <style:text-properties fo:font-weight="bold" officeooo:rsid="040b9b68" style:font-weight-asian="bold" style:font-weight-complex="bold"/>
    </style:style>
    <style:style style:name="T10" style:family="text">
      <style:text-properties fo:font-weight="bold" officeooo:rsid="01c3c5ca" fo:background-color="#ffffff" loext:char-shading-value="0" style:font-weight-asian="bold" style:font-weight-complex="bold"/>
    </style:style>
    <style:style style:name="T11" style:family="text">
      <style:text-properties fo:font-weight="bold" officeooo:rsid="0444aed5" fo:background-color="#ffffff" loext:char-shading-value="0" style:font-weight-asian="bold" style:font-weight-complex="bold"/>
    </style:style>
    <style:style style:name="T12" style:family="text">
      <style:text-properties fo:font-weight="bold" officeooo:rsid="01739435" style:font-size-asian="10.5pt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e883eb" style:font-size-asian="12pt" style:font-size-complex="12pt"/>
    </style:style>
    <style:style style:name="T16" style:family="text">
      <style:text-properties style:font-name="Liberation Serif" fo:font-size="12pt" officeooo:rsid="03a8d4c5" style:font-size-asian="12pt" style:font-size-complex="12pt"/>
    </style:style>
    <style:style style:name="T17" style:family="text">
      <style:text-properties style:font-name="Liberation Serif" fo:font-size="12pt" officeooo:rsid="03a483c8" style:font-size-asian="12pt" style:font-size-complex="12pt"/>
    </style:style>
    <style:style style:name="T18" style:family="text">
      <style:text-properties style:font-name="Liberation Serif" fo:font-size="12pt" officeooo:rsid="03e709f9" style:font-size-asian="12pt" style:font-size-complex="12pt"/>
    </style:style>
    <style:style style:name="T19" style:family="text">
      <style:text-properties style:font-name="Liberation Serif" fo:font-size="12pt" officeooo:rsid="043d235e" style:font-size-asian="12pt" style:font-size-complex="12pt"/>
    </style:style>
    <style:style style:name="T20" style:family="text">
      <style:text-properties style:font-name="Liberation Serif" fo:font-size="12pt" fo:font-weight="bold" style:font-size-asian="12pt" style:font-size-complex="12pt"/>
    </style:style>
    <style:style style:name="T21" style:family="text">
      <style:text-properties style:font-name="Liberation Serif" fo:font-size="12pt" fo:font-weight="bold" officeooo:rsid="044894f6" style:font-size-asian="12pt" style:font-size-complex="12pt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1c3c5ca" fo:background-color="#ffffff" loext:char-shading-value="0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444aed5" fo:background-color="#ffffff" loext:char-shading-value="0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language="en" fo:country="US" fo:font-weight="bold" officeooo:rsid="02d59520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language="en" fo:country="US" fo:font-weight="bold" officeooo:rsid="03722aad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normal" officeooo:rsid="01c3c5ca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444aed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Liberation Serif" fo:font-weight="normal" style:font-weight-asian="normal" style:font-weight-complex="normal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style:font-name="Liberation Serif" fo:font-weight="bold" officeooo:rsid="02d59520" style:font-weight-asian="bold" style:font-weight-complex="bold"/>
    </style:style>
    <style:style style:name="T32" style:family="text">
      <style:text-properties style:font-name="Liberation Serif" fo:font-weight="bold" officeooo:rsid="03722aad" style:font-weight-asian="bold" style:font-weight-complex="bold"/>
    </style:style>
    <style:style style:name="T33" style:family="text">
      <style:text-properties style:font-name="Liberation Serif" fo:font-weight="bold" officeooo:rsid="03b97fad" style:font-weight-asian="bold" style:font-weight-complex="bold"/>
    </style:style>
    <style:style style:name="T34" style:family="text">
      <style:text-properties style:font-name="Liberation Serif" officeooo:rsid="03a483c8"/>
    </style:style>
    <style:style style:name="T35" style:family="text">
      <style:text-properties style:font-name="Liberation Serif" officeooo:rsid="03ea5dba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1c3c5ca" fo:background-color="#ffffff" loext:char-shading-value="0"/>
    </style:style>
    <style:style style:name="T38" style:family="text">
      <style:text-properties officeooo:rsid="03759865" fo:background-color="#ffffff" loext:char-shading-value="0"/>
    </style:style>
    <style:style style:name="T39" style:family="text">
      <style:text-properties officeooo:rsid="0444aed5" fo:background-color="#ffffff" loext:char-shading-value="0"/>
    </style:style>
    <style:style style:name="T40" style:family="text">
      <style:text-properties style:font-weight-asian="bold" style:font-weight-complex="bold"/>
    </style:style>
    <style:style style:name="T41" style:family="text">
      <style:text-properties fo:language="en" fo:country="US" fo:font-weight="bold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style:font-name="Liberation Mono" fo:font-weight="bold" style:font-weight-asian="bold" style:font-weight-complex="bold"/>
    </style:style>
    <style:style style:name="T4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officeooo:rsid="007743e6"/>
    </style:style>
    <style:style style:name="T47" style:family="text">
      <style:text-properties officeooo:rsid="009ccf87"/>
    </style:style>
    <style:style style:name="T48" style:family="text">
      <style:text-properties officeooo:rsid="00e883eb"/>
    </style:style>
    <style:style style:name="T49" style:family="text">
      <style:text-properties officeooo:rsid="01c729e2"/>
    </style:style>
    <style:style style:name="T50" style:family="text">
      <style:text-properties officeooo:rsid="0270a0db"/>
    </style:style>
    <style:style style:name="T51" style:family="text">
      <style:text-properties officeooo:rsid="02befdb2"/>
    </style:style>
    <style:style style:name="T52" style:family="text">
      <style:text-properties officeooo:rsid="00369093"/>
    </style:style>
    <style:style style:name="T53" style:family="text">
      <style:text-properties officeooo:rsid="03595e13"/>
    </style:style>
    <style:style style:name="T54" style:family="text">
      <style:text-properties officeooo:rsid="037d2c85"/>
    </style:style>
    <style:style style:name="T55" style:family="text">
      <style:text-properties officeooo:rsid="038c1311"/>
    </style:style>
    <style:style style:name="T56" style:family="text">
      <style:text-properties officeooo:rsid="038f4e9e"/>
    </style:style>
    <style:style style:name="T57" style:family="text">
      <style:text-properties officeooo:rsid="01739435" style:font-size-asian="10.5pt"/>
    </style:style>
    <style:style style:name="T58" style:family="text">
      <style:text-properties officeooo:rsid="03a483c8"/>
    </style:style>
    <style:style style:name="T59" style:family="text">
      <style:text-properties officeooo:rsid="03b12948"/>
    </style:style>
    <style:style style:name="T60" style:family="text">
      <style:text-properties officeooo:rsid="03b9c9b3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62" style:family="text">
      <style:text-properties officeooo:rsid="03d262f4"/>
    </style:style>
    <style:style style:name="T63" style:family="text">
      <style:text-properties officeooo:rsid="04177b49"/>
    </style:style>
    <style:style style:name="T64" style:family="text">
      <style:text-properties officeooo:rsid="0198a170"/>
    </style:style>
    <style:style style:name="T65" style:family="text">
      <style:text-properties officeooo:rsid="01a0b5ab"/>
    </style:style>
    <style:style style:name="T66" style:family="text">
      <style:text-properties officeooo:rsid="019f26e1"/>
    </style:style>
    <style:style style:name="T67" style:family="text">
      <style:text-properties officeooo:rsid="044b6d1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<text:bookmark text:name="firstHeading"/><text:span text:style-name="T30">Python</text:span><text:span text:style-name="T13">/C2/</text:span><text:span text:style-name="T31">Getting Started with </text:span><text:span text:style-name="T32">Strings</text:span><text:span text:style-name="T13">/English</text:span></text:h>
      <text:p text:style-name="P73"/>
      <text:section text:style-name="Sect1" text:name="bodyContent">
        <text:p text:style-name="P76"/>
        <text:section text:style-name="Sect1" text:name="contentSub">
          <text:p text:style-name="P76"><text:s/></text:p>
        </text:section>
      </text:section>
      <text:section text:style-name="Sect2" text:name="mw-content-text">
        <text:p text:style-name="P74"><text:span text:style-name="T1">Title of script</text:span>: <text:span text:style-name="T2"><text:s text:c="3"/></text:span><text:span text:style-name="T3">Getting Started with </text:span><text:span text:style-name="T4">Strings</text:span></text:p>
        <text:p text:style-name="P75">Author: <text:span text:style-name="T47">Aditya Palaparthy</text:span></text:p>
        <text:p text:style-name="P76"><text:span text:style-name="T41">Keywords: </text:span><text:span text:style-name="T42">Python</text:span><text:span text:style-name="T41">, </text:span><text:span text:style-name="T42">Ipython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7">Visual Cue</text:p>
            </table:table-cell>
            <table:table-cell table:style-name="Table1.A1" office:value-type="string">
              <text:p text:style-name="P47">Narration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Text_20_body">containing title, name of the production team along with the logo of MHRD </text:p>
            </table:table-cell>
            <table:table-cell table:style-name="Table1.A1" office:value-type="string">
              <text:p text:style-name="P55"><text:span text:style-name="T14">Hello Friends. </text:span>Welcome to the tutorial on "<text:span text:style-name="T25">Getting Started with </text:span><text:span text:style-name="T26">Strings</text:span>". </text:p>
            </table:table-cell>
          </table:table-row>
          <table:table-row>
            <table:table-cell table:style-name="Table1.A1" office:value-type="string">
              <text:p text:style-name="P2">Show Slide </text:p>
              <text:p text:style-name="P2"><text:span text:style-name="T51">O</text:span>bjectives </text:p>
              <text:p text:style-name="P48"/>
            </table:table-cell>
            <table:table-cell table:style-name="Table1.A1" office:value-type="string">
              <text:p text:style-name="P1">At the end of this tutorial, you will be able to, </text:p>
              <text:p text:style-name="P1"/>
              <text:list xml:id="list8128410288941449732" text:style-name="L1">
                <text:list-item>
                  <text:p text:style-name="P107">Define strings in different ways. </text:p>
                </text:list-item>
                <text:list-item text:style-override="L2">
                  <text:p text:style-name="P108"><text:span text:style-name="T2">Concatenate strings.</text:span> </text:p>
                </text:list-item>
                <text:list-item text:style-override="L2">
                  <text:p text:style-name="P108"><text:span text:style-name="T2">Print</text:span> a <text:span text:style-name="T2">string</text:span> repeatedly. </text:p>
                </text:list-item>
                <text:list-item text:style-override="L2">
                  <text:p text:style-name="P108"><text:span text:style-name="T2">Access</text:span> individual <text:span text:style-name="T2">elements</text:span> of the <text:span text:style-name="T2">string</text:span>. </text:p>
                </text:list-item>
                <text:list-item text:style-override="L2">
                  <text:p text:style-name="P101">Learn <text:span text:style-name="T2">immutability</text:span> of <text:span text:style-name="T2">string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8">Show Slide </text:p>
              <text:p text:style-name="P48">System <text:span text:style-name="T67">Specifications</text:span> </text:p>
            </table:table-cell>
            <table:table-cell table:style-name="Table1.A4" office:value-type="string">
              <text:p text:style-name="P48">To record this tutorial, I am using </text:p>
              <text:list xml:id="list390495833329169481" text:style-name="L3">
                <text:list-item>
                  <text:p text:style-name="P118"><text:span text:style-name="T20">Ubuntu Linux 14.04</text:span><text:span text:style-name="T14"> operating system</text:span></text:p>
                </text:list-item>
                <text:list-item>
                  <text:p text:style-name="P119"><text:span text:style-name="T40">Python</text:span> 2.7.6</text:p>
                </text:list-item>
                <text:list-item>
                  <text:p text:style-name="P118"><text:span text:style-name="T22">IPython</text:span><text:span text:style-name="T20"> </text:span><text:span text:style-name="T21">4</text:span><text:span text:style-name="T20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0">Show Slide </text:p>
              <text:p text:style-name="P51">Pre-requisites</text:p>
            </table:table-cell>
            <table:table-cell table:style-name="Table1.A4" office:value-type="string">
              <text:p text:style-name="P71">To <text:span text:style-name="T65">practise</text:span> this tutorial, <text:span text:style-name="T66">you </text:span>should know how to </text:p>
              <text:list xml:id="list4103628192244613519" text:style-name="L4">
                <text:list-item>
                  <text:p text:style-name="P114">run basic <text:span text:style-name="T2">Python </text:span>commands on the <text:span text:style-name="T2">ipython console</text:span></text:p>
                </text:list-item>
              </text:list>
              <text:p text:style-name="P72"/>
              <text:p text:style-name="P70">If not, <text:span text:style-name="T64">see the pre-requisite</text:span> <text:span text:style-name="T2">Python </text:span>tutorials <text:span text:style-name="T64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5">Show Slide </text:p>
              <text:p text:style-name="P5"/>
              <text:p text:style-name="P5">What are Strings?</text:p>
            </table:table-cell>
            <table:table-cell table:style-name="Table1.A6" office:value-type="string">
              <text:p text:style-name="P15"><text:span text:style-name="T38">W</text:span><text:span text:style-name="T37">hat are </text:span><text:span text:style-name="T10">strings</text:span><text:span text:style-name="T37">? </text:span></text:p>
              <text:p text:style-name="P16"><text:span text:style-name="T37">In </text:span><text:span text:style-name="T10">Python</text:span><text:span text:style-name="T37"> anything within single </text:span><text:span text:style-name="T10">quotes </text:span><text:span text:style-name="T39">is</text:span><text:span text:style-name="T11"> string</text:span></text:p>
              <text:p text:style-name="P21">For example: 'This is a string'</text:p>
              <text:p text:style-name="P21"/>
              <text:list xml:id="list6256808113416224888" text:style-name="L5">
                <text:list-item>
                  <text:p text:style-name="P115"><text:span text:style-name="T27">or double </text:span><text:span text:style-name="T23">quotes</text:span><text:span text:style-name="T27"> </text:span><text:span text:style-name="T28">is also a </text:span><text:span text:style-name="T24">string</text:span></text:p>
                </text:list-item>
              </text:list>
              <text:p text:style-name="P21">For Example “This is a string too”</text:p>
              <text:p text:style-name="P16"/>
              <text:list xml:id="list3206699519503698608" text:style-name="L6">
                <text:list-item>
                  <text:p text:style-name="P116"><text:span text:style-name="T27">or triple single </text:span><text:span text:style-name="T23">quotes</text:span><text:span text:style-name="T27"> </text:span><text:span text:style-name="T28">can also be called as </text:span><text:span text:style-name="T24">string</text:span></text:p>
                </text:list-item>
              </text:list>
              <text:p text:style-name="P21">For example: “““This can be a large sting”””</text:p>
              <text:p text:style-name="P16"/>
              <text:p text:style-name="P19"/>
              <text:p text:style-name="P20"><text:span text:style-name="T2">Strings</text:span> in triple <text:span text:style-name="T2">quotes</text:span> can be written in multiple <text:span text:style-name="T2">lines</text:span>.</text:p>
              <text:p text:style-name="P19"/>
              <text:p text:style-name="P18"><text:span text:style-name="T54">We can also define empty </text:span><text:span text:style-name="T5">strings</text:span><text:span text:style-name="T54"> </text:span></text:p>
            </table:table-cell>
          </table:table-row>
          <text:soft-page-break/>
          <table:table-row table:style-name="Table1.6">
            <table:table-cell table:style-name="Table1.A6" office:value-type="string">
              <text:p text:style-name="P3">[Terminal]</text:p>
              <text:p text:style-name="P40"><text:span text:style-name="T43">ipython </text:span><text:span text:style-name="T2"><text:s/></text:span></text:p>
            </table:table-cell>
            <table:table-cell table:style-name="Table1.A6" office:value-type="string">
              <text:p text:style-name="P81">Let us start <text:span text:style-name="T2">ipython</text:span> <text:s/></text:p>
              <text:p text:style-name="P81"/>
              <text:p text:style-name="P81"><text:span text:style-name="T46">O</text:span>pen the <text:span text:style-name="T2">terminal</text:span> and <text:span text:style-name="T49">T</text:span>ype <text:span text:style-name="T43">ipython </text:span></text:p>
            </table:table-cell>
          </table:table-row>
          <table:table-row>
            <table:table-cell table:style-name="Table1.A6" office:value-type="string">
              <text:p text:style-name="P53">[IPython Terminal]</text:p>
              <text:p text:style-name="P56">a = 'Hello, World!' <text:s/></text:p>
            </table:table-cell>
            <table:table-cell table:style-name="Table1.A6" office:value-type="string">
              <text:p text:style-name="P42"><text:span text:style-name="T52">We can assign a </text:span><text:span text:style-name="T6">string</text:span><text:span text:style-name="T52"> to a </text:span><text:span text:style-name="T6">variable </text:span><text:span text:style-name="T9">called</text:span><text:span text:style-name="T6"> </text:span><text:span text:style-name="T9">a</text:span><text:span text:style-name="T6">.</text:span><text:span text:style-name="T52"> '</text:span></text:p>
              <text:p text:style-name="P43">Type <text:span text:style-name="T44">a = 'Hello, World!'</text:span></text:p>
            </table:table-cell>
          </table:table-row>
          <table:table-row>
            <table:table-cell table:style-name="Table1.A4" office:value-type="string">
              <text:p text:style-name="P12">[IPython Terminal]</text:p>
              <text:p text:style-name="P30">a = 'Hello' </text:p>
              <text:p text:style-name="P98">b = 'World'</text:p>
              <text:p text:style-name="P99">c = a + ', ' + b + '!'</text:p>
              <text:p text:style-name="P93">print c</text:p>
              <text:p text:style-name="P30"/>
            </table:table-cell>
            <table:table-cell table:style-name="Table1.A4" office:value-type="string">
              <text:p text:style-name="P59"><text:span text:style-name="T55">Here </text:span>'a' <text:span text:style-name="T55">and 'b'</text:span> <text:span text:style-name="T56">are</text:span> <text:span text:style-name="T2">string</text:span> <text:span text:style-name="T2">variable</text:span>.</text:p>
              <text:p text:style-name="P59"><text:s text:c="2"/></text:p>
              <text:p text:style-name="P58"><text:span text:style-name="T7">S</text:span><text:span text:style-name="T2">tring</text:span> is an <text:span text:style-name="T2">immutable</text:span> <text:span text:style-name="T2">collection</text:span>.</text:p>
              <text:p text:style-name="P58"><text:span text:style-name="T59">Hence </text:span><text:span text:style-name="T2">string</text:span> cannot be <text:span text:style-name="T2">modified</text:span> after it is created. </text:p>
              <text:p text:style-name="P57"/>
              <text:p text:style-name="P61">Let us add two strings.</text:p>
              <text:p text:style-name="P61"/>
              <text:p text:style-name="P61">Type </text:p>
              <text:p text:style-name="P31">a = 'Hello' </text:p>
              <text:p text:style-name="P100">b = 'World'</text:p>
              <text:p text:style-name="P100">c = a + ', ' + b + '!'</text:p>
              <text:p text:style-name="P94">print c</text:p>
            </table:table-cell>
          </table:table-row>
          <table:table-row>
            <table:table-cell table:style-name="Table1.A4" office:value-type="string">
              <text:p text:style-name="P35"/>
            </table:table-cell>
            <table:table-cell table:style-name="Table1.A4" office:value-type="string">
              <text:p text:style-name="P7"><text:span text:style-name="T57">The </text:span><text:span text:style-name="T12">addition</text:span><text:span text:style-name="T57"> </text:span><text:span text:style-name="T12">operation</text:span><text:span text:style-name="T57"> performs the </text:span><text:span text:style-name="T12">concatenation</text:span><text:span text:style-name="T57"> of two </text:span><text:span text:style-name="T12">strings</text:span><text:span text:style-name="T57">. </text:span></text:p>
            </table:table-cell>
          </table:table-row>
          <table:table-row>
            <table:table-cell table:style-name="Table1.A4" office:value-type="string">
              <text:p text:style-name="P4">[IPython Terminal]</text:p>
              <text:p text:style-name="P4"/>
              <text:p text:style-name="P87">a = 'Hello' </text:p>
              <text:p text:style-name="P87">a * 5</text:p>
            </table:table-cell>
            <table:table-cell table:style-name="Table1.A4" office:value-type="string">
              <text:p text:style-name="P78">Similarly we can multiply a string with an integer </text:p>
              <text:p text:style-name="P79">Type </text:p>
              <text:p text:style-name="P88">a = 'Hello' </text:p>
              <text:p text:style-name="P89">a * 5</text:p>
            </table:table-cell>
          </table:table-row>
          <table:table-row>
            <table:table-cell table:style-name="Table1.A4" office:value-type="string">
              <text:p text:style-name="P65">Show Ipython Terminal </text:p>
              <text:p text:style-name="P62"/>
              <text:p text:style-name="P39">Highlight the output</text:p>
            </table:table-cell>
            <table:table-cell table:style-name="Table1.A4" office:value-type="string">
              <text:p text:style-name="P22"><text:span text:style-name="T13">The </text:span><text:span text:style-name="T33">s</text:span><text:span text:style-name="T30">tring</text:span><text:span text:style-name="T13"> “</text:span><text:span text:style-name="T30">Hello</text:span><text:span text:style-name="T13">” is repeated 5 times after </text:span><text:span text:style-name="T30">multiplying</text:span><text:span text:style-name="T13">.</text:span></text:p>
            </table:table-cell>
          </table:table-row>
          <table:table-row table:style-name="Table1.13">
            <table:table-cell table:style-name="Table1.A4" office:value-type="string">
              <text:p text:style-name="P45">Show Slide</text:p>
              <text:p text:style-name="P45"/>
              <text:p text:style-name="P45">Exercise <text:span text:style-name="T60">1</text:span> </text:p>
            </table:table-cell>
            <table:table-cell table:style-name="Table1.A4" office:value-type="string">
              <text:p text:style-name="P49">Pause the video. <text:span text:style-name="T48">Try</text:span> this exercise and then resume the video.</text:p>
              <text:p text:style-name="P49"/>
              <text:list xml:id="list1044871985676762157" text:style-name="L7">
                <text:list-item>
                  <text:p text:style-name="P109">Obtain the <text:span text:style-name="T2">string</text:span> <text:span text:style-name="Teletype">%% --------------------%%</text:span> (20 <text:span text:style-name="T2">hyphens</text:span>) without <text:span text:style-name="T2">typing</text:span> out all the twenty <text:span text:style-name="T2">hyphen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1">[IPython Terminal]</text:p>
              <text:p text:style-name="P95"/>
              <text:p text:style-name="P95">s = "%% " + "-"*20 + "%%"</text:p>
              <text:p text:style-name="P92">print s</text:p>
            </table:table-cell>
            <table:table-cell table:style-name="Table1.A4" office:value-type="string">
              <text:p text:style-name="P23">Switch to terminal for solution.</text:p>
              <text:p text:style-name="P23"/>
              <text:p text:style-name="P24">Type </text:p>
              <text:p text:style-name="P96">s = "%% " + "-"*20 + "%%"</text:p>
              <text:p text:style-name="P69">print s</text:p>
            </table:table-cell>
          </table:table-row>
          <table:table-row>
            <table:table-cell table:style-name="Table1.A4" office:value-type="string">
              <text:p text:style-name="P11"/>
            </table:table-cell>
            <table:table-cell table:style-name="Table1.A4" office:value-type="string">
              <text:p text:style-name="P14">Let's now look at <text:span text:style-name="T2">accessing</text:span> individual <text:span text:style-name="T2">elements</text:span> of <text:span text:style-name="T2">strings</text:span>. </text:p>
              <text:p text:style-name="P14"/>
              <text:p text:style-name="P14"><text:span text:style-name="T62">W</text:span>e can access individual items in the <text:span text:style-name="T2">string</text:span> using the <text:span text:style-name="T2">subscripts.</text:span> </text:p>
            </table:table-cell>
          </table:table-row>
          <table:table-row>
            <table:table-cell table:style-name="Table1.A4" office:value-type="string">
              <text:p text:style-name="P17"/>
              <text:p text:style-name="P17">[IPython Terminal]</text:p>
              <text:p text:style-name="P28"/>
              <text:p text:style-name="P28">a[0] </text:p>
              <text:p text:style-name="P27"/>
            </table:table-cell>
            <table:table-cell table:style-name="Table1.A4" office:value-type="string">
              <text:p text:style-name="P8"><text:span text:style-name="T2">a[0]</text:span> gives us the first <text:span text:style-name="T2">character</text:span> in the <text:span text:style-name="T2">string</text:span>. </text:p>
              <text:p text:style-name="P10"/>
              <text:p text:style-name="P10">The <text:span text:style-name="T2">indexing</text:span> starts from 0 and goes up to <text:span text:style-name="T2">(n-1)</text:span>.</text:p>
              <text:p text:style-name="P10"/>
              <text:p text:style-name="P10">where 'n' is the total number of <text:span text:style-name="T2">characters</text:span> in a <text:span text:style-name="T2">string</text:span>. </text:p>
              <text:p text:style-name="P9"/>
              <text:p text:style-name="P9">We can <text:span text:style-name="T2">access</text:span> the <text:span text:style-name="T2">strings</text:span> from the end using <text:span text:style-name="T2">negative</text:span> <text:span text:style-name="T2">indices.</text:span></text:p>
            </table:table-cell>
          </table:table-row>
          <table:table-row>
            <table:table-cell table:style-name="Table1.A4" office:value-type="string">
              <text:p text:style-name="P54">[IPython Terminal]</text:p>
              <text:p text:style-name="P29"/>
              <text:p text:style-name="P29"><text:soft-page-break/>a[-1] </text:p>
              <text:p text:style-name="P92">a[-2]</text:p>
            </table:table-cell>
            <table:table-cell table:style-name="Table1.A4" office:value-type="string">
              <text:p text:style-name="P41"><text:span text:style-name="T2">a[-1]</text:span> gives us the last <text:span text:style-name="T2">element</text:span> of the <text:span text:style-name="T2">string</text:span>.</text:p>
              <text:p text:style-name="P44"/>
              <text:p text:style-name="P41"><text:soft-page-break/><text:span text:style-name="T2">a[-2]</text:span> gives us second <text:span text:style-name="T2">element</text:span> from the end of the <text:span text:style-name="T2">string</text:span>. </text:p>
            </table:table-cell>
          </table:table-row>
          <table:table-row>
            <table:table-cell table:style-name="Table1.A4" office:value-type="string">
              <text:p text:style-name="P13"/>
              <text:p text:style-name="P13">Show Slide</text:p>
              <text:p text:style-name="P77"/>
              <text:p text:style-name="P77"><text:span text:style-name="T53">Exercise 4</text:span> </text:p>
            </table:table-cell>
            <table:table-cell table:style-name="Table1.A4" office:value-type="string">
              <text:p text:style-name="P60"><text:span text:style-name="T14">Pause the video. </text:span><text:span text:style-name="T15">Try</text:span><text:span text:style-name="T14"> this exercise and then resume the video.</text:span></text:p>
              <text:p text:style-name="P46"/>
              <text:p text:style-name="P46">Given a string, <text:span text:style-name="Teletype"><text:span text:style-name="T2">s</text:span></text:span><text:span text:style-name="Teletype"> </text:span><text:span text:style-name="Teletype"><text:span text:style-name="T35">which is </text:span></text:span><text:span text:style-name="Teletype">"</text:span><text:span text:style-name="Teletype"><text:span text:style-name="T61">Hello World</text:span></text:span><text:span text:style-name="Teletype">"</text:span>, what is the output of </text:p>
              <text:p text:style-name="P98">s[-5]</text:p>
              <text:p text:style-name="P98">s[-10]</text:p>
              <text:p text:style-name="P85">s[-15] </text:p>
              <text:p text:style-name="P86">s[15]</text:p>
            </table:table-cell>
          </table:table-row>
          <table:table-row>
            <table:table-cell table:style-name="Table1.A4" office:value-type="string">
              <text:p text:style-name="P66">[Ipython Terminal]</text:p>
              <text:p text:style-name="P63">s = "Hello World</text:p>
              <text:p text:style-name="P92">s[-5]</text:p>
            </table:table-cell>
            <table:table-cell table:style-name="Table1.A4" office:value-type="string">
              <text:p text:style-name="P26"><text:span text:style-name="T2">s[-5]</text:span> gives us 'W' </text:p>
            </table:table-cell>
          </table:table-row>
          <table:table-row>
            <table:table-cell table:style-name="Table1.A4" office:value-type="string">
              <text:p text:style-name="P67">[Ipython Terminal]</text:p>
              <text:p text:style-name="P63">s[-10]</text:p>
            </table:table-cell>
            <table:table-cell table:style-name="Table1.A4" office:value-type="string">
              <text:p text:style-name="P34"><text:span text:style-name="T2">s[-10]</text:span> gives us 'e'</text:p>
            </table:table-cell>
          </table:table-row>
          <table:table-row>
            <table:table-cell table:style-name="Table1.A4" office:value-type="string">
              <text:p text:style-name="P67">[Ipython Terminal]</text:p>
              <text:p text:style-name="P64"><text:span text:style-name="T2">s[-15]</text:span> </text:p>
            </table:table-cell>
            <table:table-cell table:style-name="Table1.A4" office:value-type="string">
              <text:p text:style-name="P34"><text:span text:style-name="T2">s[-15]</text:span> gives us an <text:span text:style-name="Teletype"><text:span text:style-name="T61">IndexError </text:span></text:span>since the string given to us is only 11 <text:span text:style-name="T2">characters</text:span> long. </text:p>
            </table:table-cell>
          </table:table-row>
          <table:table-row>
            <table:table-cell table:style-name="Table1.A4" office:value-type="string">
              <text:p text:style-name="P67">[Ipython Terminal]</text:p>
              <text:p text:style-name="P68"><text:span text:style-name="T2">s[15]</text:span> </text:p>
            </table:table-cell>
            <table:table-cell table:style-name="Table1.A4" office:value-type="string">
              <text:p text:style-name="P38"><text:span text:style-name="T63">Again </text:span>we can see <text:span text:style-name="T2">IndexError </text:span></text:p>
            </table:table-cell>
          </table:table-row>
          <table:table-row>
            <table:table-cell table:style-name="Table1.A4" office:value-type="string">
              <text:p text:style-name="P67">[Ipython Terminal]</text:p>
              <text:p text:style-name="P33"><text:span text:style-name="T45">a = 'hello'</text:span> </text:p>
              <text:p text:style-name="P92">a[0] = 'H'</text:p>
            </table:table-cell>
            <table:table-cell table:style-name="Table1.A4" office:value-type="string">
              <text:p text:style-name="P34">Let us attempt to change one of the <text:span text:style-name="T2">characters</text:span> in a <text:span text:style-name="T2">string</text:span>.</text:p>
            </table:table-cell>
          </table:table-row>
          <table:table-row>
            <table:table-cell table:style-name="Table1.A4" office:value-type="string">
              <text:p text:style-name="P64"/>
            </table:table-cell>
            <table:table-cell table:style-name="Table1.A4" office:value-type="string">
              <text:p text:style-name="P36"><text:span text:style-name="T2">Strings</text:span> are <text:span text:style-name="T2">immutable</text:span> hence cannot be <text:span text:style-name="T2">manipulated</text:span>.</text:p>
              <text:p text:style-name="P37">But there are functions like <text:span text:style-name="T2">split()</text:span> and <text:span text:style-name="T2">join()</text:span>.</text:p>
              <text:p text:style-name="P37">These <text:span text:style-name="T2">functions</text:span> can <text:span text:style-name="T2">split</text:span> and <text:span text:style-name="T2">join</text:span> <text:span text:style-name="T2">string</text:span><text:span text:style-name="T8">s</text:span> respectively.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Text_20_body">Summary slide </text:p>
              <text:p text:style-name="P1"/>
            </table:table-cell>
            <table:table-cell table:style-name="Table1.A4" office:value-type="string">
              <text:p text:style-name="P32"><text:span text:style-name="T36">This brings us to the end of this tutorial. In this tutorial, we have learnt to,</text:span> </text:p>
              <text:p text:style-name="P32"/>
              <text:list xml:id="list2900548012163150376" text:style-name="L8">
                <text:list-item>
                  <text:p text:style-name="P102">Define <text:span text:style-name="T2">strings</text:span> in different ways. </text:p>
                </text:list-item>
                <text:list-item text:style-override="L9">
                  <text:p text:style-name="P110"><text:span text:style-name="T2">Concatenate</text:span> <text:span text:style-name="T2">strings</text:span> by performing <text:span text:style-name="T2">addition</text:span>. </text:p>
                </text:list-item>
                <text:list-item text:style-override="L9">
                  <text:p text:style-name="P110">Repeat a <text:span text:style-name="T2">string</text:span> 'n' number of times by doing <text:span text:style-name="T2">multiplication</text:span>. </text:p>
                </text:list-item>
                <text:list-item text:style-override="L9">
                  <text:p text:style-name="P110">Access individual <text:span text:style-name="T2">elements</text:span> of the string by using their <text:span text:style-name="T2">subscripts</text:span>. </text:p>
                </text:list-item>
                <text:list-item text:style-override="L9">
                  <text:p text:style-name="P103">Use the concept of <text:span text:style-name="T2">immutability</text:span> of <text:span text:style-name="T2">string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6">Show Slide</text:p>
              <text:p text:style-name="Text_20_body"><text:span text:style-name="T50">Evaluation</text:span> </text:p>
              <text:p text:style-name="P52"/>
            </table:table-cell>
            <table:table-cell table:style-name="Table1.A4" office:value-type="string">
              <text:p text:style-name="P25">Here are some self assessment questions for you to solve </text:p>
              <text:p text:style-name="P25"/>
              <text:list xml:id="list1288025274932764274" text:style-name="L10">
                <text:list-item>
                  <text:p text:style-name="P104">Write code to assign s, the string <text:s/><text:span text:style-name="Teletype"><text:span text:style-name="T2">' is called the apostrophe</text:span></text:span><text:span text:style-name="T2"> </text:span></text:p>
                </text:list-item>
                <text:list-item text:style-override="L11">
                  <text:p text:style-name="P111">Given strings s and t, <text:span text:style-name="Teletype">s = "</text:span><text:span text:style-name="Teletype"><text:span text:style-name="T2">Hello</text:span></text:span><text:span text:style-name="Teletype">"</text:span> and <text:span text:style-name="Teletype">t = "</text:span><text:span text:style-name="Teletype"><text:span text:style-name="T2">World</text:span></text:span><text:span text:style-name="Teletype">"</text:span> and an integer r, <text:span text:style-name="Teletype">r = 2</text:span>. What is the output of <text:span text:style-name="T2">s * r + s * t</text:span>? </text:p>
                </text:list-item>
                <text:list-item text:style-override="L11">
                  <text:p text:style-name="P105">How will you change s='hello' to s='Hello'. </text:p>
                  <text:list text:style-name="L12">
                    <text:list-item>
                      <text:p text:style-name="P112">s[0]= H </text:p>
                    </text:list-item>
                    <text:list-item>
                      <text:p text:style-name="P112">s[0]='H' </text:p>
                    </text:list-item>
                    <text:list-item>
                      <text:p text:style-name="P106"><text:span text:style-name="T2">strings</text:span> are <text:span text:style-name="T2">immutable</text:span>, hence cannot be <text:span text:style-name="T2">manipulated</text:span> </text:p>
                    </text:list-item>
                  </text:list>
                </text:list-item>
              </text:list>
            </table:table-cell>
          </table:table-row>
          <text:soft-page-break/>
          <table:table-row>
            <table:table-cell table:style-name="Table1.A4" office:value-type="string">
              <text:p text:style-name="P1">Show Slide</text:p>
              <text:p text:style-name="Text_20_body">Solutions </text:p>
              <text:p text:style-name="P48"/>
            </table:table-cell>
            <table:table-cell table:style-name="Table1.A4" office:value-type="string">
              <text:p text:style-name="P90"><text:span text:style-name="T29">And the answers,</text:span><text:span text:style-name="T43"> </text:span></text:p>
              <text:list xml:id="list4528293749437095492" text:style-name="L13">
                <text:list-item>
                  <text:p text:style-name="P113">The given string can be assigned in this manner </text:p>
                </text:list-item>
              </text:list>
              <text:p text:style-name="P91"><text:s text:c="9"/>s = " ` is called the apostrophe"</text:p>
              <text:p text:style-name="P82"><text:s text:c="4"/><text:span text:style-name="T34">2</text:span><text:span text:style-name="T58">.</text:span><text:span text:style-name="T17">The operation </text:span><text:span text:style-name="Teletype"><text:span text:style-name="T17">s * r + </text:span></text:span><text:span text:style-name="Teletype"><text:span text:style-name="T19">t</text:span></text:span><text:span text:style-name="Teletype"><text:span text:style-name="T17"> * </text:span></text:span><text:span text:style-name="Teletype"><text:span text:style-name="T19">r</text:span></text:span><text:span text:style-name="T17"> will print each of the <text:s text:c="31"/></text:span></text:p>
              <text:p text:style-name="P84"><text:s text:c="12"/>two words twice<text:line-break/> <text:s text:c="11"/>HelloHelloWorldWorld </text:p>
              <text:p text:style-name="P83"/>
              <text:p text:style-name="P83"><text:span text:style-name="T58"><text:s text:c="4"/></text:span><text:span text:style-name="T34">3</text:span><text:span text:style-name="T58">.</text:span><text:span text:style-name="T14">Strings are immutable, </text:span><text:span text:style-name="T18">hence</text:span><text:span text:style-name="T14"> cannot be </text:span><text:span text:style-name="T16">manipulated.</text:span><text:span text:style-name="T14"> <text:s text:c="19"/></text:span><text:s/></text:p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Forum</text:p>
            </table:table-cell>
            <table:table-cell table:style-name="Table1.A6" office:value-type="string">
              <text:p text:style-name="Standard">Please post your timed queries in this forum.</text:p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Fossee Forum</text:p>
            </table:table-cell>
            <table:table-cell table:style-name="Table1.A6" office:value-type="string">
              <text:p text:style-name="Standard">Please post your general queries on Python in this forum.</text:p>
            </table:table-cell>
          </table:table-row>
          <table:table-row>
            <table:table-cell table:style-name="Table1.A6" office:value-type="string">
              <text:p text:style-name="Standard">Show Slide</text:p>
              <text:p text:style-name="Standard">Textbook Companion</text:p>
            </table:table-cell>
            <table:table-cell table:style-name="Table1.A6" office:value-type="string">
              <text:p text:style-name="Standard">FOSSEE team coordinates the TBC project.</text:p>
            </table:table-cell>
          </table:table-row>
          <table:table-row table:style-name="Table1.31">
            <table:table-cell table:style-name="Table1.A6" office:value-type="string">
              <text:p text:style-name="Standard">Show Slide</text:p>
              <text:p text:style-name="Standard">Acknowledgment</text:p>
              <text:p text:style-name="Standard">http://spoken-tutorial.org</text:p>
            </table:table-cell>
            <table:table-cell table:style-name="Table1.A6" office:value-type="string">
              <text:p text:style-name="Standard">Spoken Tutorial Project is funded by NMEICT, MHRD, Govt. of India.</text:p>
              <text:p text:style-name="Standard">For more details, visit this website.</text:p>
            </table:table-cell>
          </table:table-row>
          <table:table-row table:style-name="Table1.31">
            <table:table-cell table:style-name="Table1.A6" office:value-type="string">
              <text:p text:style-name="P117">Show Slide</text:p>
              <text:p text:style-name="P117">Thank You</text:p>
            </table:table-cell>
            <table:table-cell table:style-name="Table1.A6" office:value-type="string">
              <text:p text:style-name="Standard">This is _________ from IIT Bombay signing off.</text:p>
              <text:p text:style-name="Standard">Thank you.</text:p>
            </table:table-cell>
          </table:table-row>
        </table:table>
        <text:section text:style-name="Sect1" text:name="ContributionCredits">
          <text:h text:style-name="P80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1:48.818000000</dc:date>
    <meta:editing-duration>P1DT7H53M41S</meta:editing-duration>
    <meta:editing-cycles>1390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69" meta:word-count="886" meta:character-count="5018" meta:non-whitespace-character-count="4149"/>
  </office:meta>
</office:document-meta>
</file>